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8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P9" style:family="paragraph" style:parent-style-name="Text_20_body">
      <style:paragraph-properties fo:break-before="page"/>
      <style:text-properties style:font-name="Calibri" fo:font-size="11pt" fo:font-style="italic" style:font-style-asian="italic" style:font-style-complex="italic"/>
    </style:style>
    <style:style style:name="P10" style:family="paragraph" style:parent-style-name="Text_20_body">
      <style:paragraph-properties fo:margin-top="0cm" fo:margin-bottom="0.353cm" fo:line-height="115%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 style:list-style-name="L1"/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text-properties fo:font-variant="normal" fo:text-transform="none" fo:color="#000000" style:font-name="Times New Roman" fo:letter-spacing="normal" fo:font-style="normal" fo:font-weight="normal"/>
    </style:style>
    <style:style style:name="P14" style:family="paragraph" style:parent-style-name="Standard">
      <style:text-properties fo:font-variant="normal" fo:text-transform="none" fo:color="#000000" style:font-name="Times New Roman" fo:letter-spacing="normal" fo:font-style="normal" fo:font-weight="normal" style:font-style-asian="italic" style:font-style-complex="italic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text-properties style:font-name="Times New Roman" fo:font-style="italic" style:font-style-asian="italic" style:font-style-complex="italic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19" style:family="paragraph" style:parent-style-name="Standard">
      <style:paragraph-properties fo:break-before="page"/>
      <style:text-properties fo:font-variant="normal" fo:text-transform="none" fo:color="#000000" style:font-name="Times New Roman" fo:letter-spacing="normal" fo:font-style="normal" fo:font-weight="normal" style:font-style-asian="italic" style:font-style-complex="italic"/>
    </style:style>
    <style:style style:name="P20" style:family="paragraph" style:parent-style-name="Standard">
      <style:paragraph-properties fo:break-before="page"/>
      <style:text-properties fo:font-variant="normal" fo:text-transform="none" fo:color="#000000" style:font-name="Times New Roman" fo:letter-spacing="normal" fo:font-style="italic" fo:font-weight="normal" style:font-style-asian="italic" style:font-style-complex="italic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weł Tomasik</text:p>
      <text:p text:style-name="P3">Juwenilia</text:p>
      <text:p text:style-name="Standard"/>
      <text:p text:style-name="P4">Spisane chronologicznie, absolutnie wszystkie zachowane dzieła. Opatrzone adnotacjami co do okoliczności i czasu powstania. Notacja poprawiona. Pierwsze dwie kategorie wierszy prawdopodobnie nigdy się nie ukażą(chyba, że pośmiertnie) – niech to będzie pewnego rodzaju pamiętnik nauki pisania wierszy oraz uczuć, które mi towarzyszyły. Trzecia zaś, to twory powstałe niedawno. I tak, za dużo tu o kobietach, przez co jest to tomik nieco intymny.</text:p>
      <text:list xml:id="list6891090866382490631" text:style-name="L1">
        <text:list-header>
          <text:p text:style-name="P11"/>
        </text:list-header>
      </text:list>
      <text:p text:style-name="Standard">I. Sonety wczesne<text:line-break/></text:p>
      <text:p text:style-name="Standard"><text:line-break/>Przyszedł wiatr i zburzył dom,</text:p>
      <text:p text:style-name="Standard">Który budowałem w mej głowie.</text:p>
      <text:p text:style-name="Standard">Wpierw frywolny lekki powiew,</text:p>
      <text:p text:style-name="Standard">Potem huk burzy i grom.</text:p>
      <text:p text:style-name="Standard"/>
      <text:p text:style-name="Standard">Ostała się tylko piwnica,</text:p>
      <text:p text:style-name="Standard">Z gorzkim smutku upojeniem;</text:p>
      <text:p text:style-name="Standard">Naprawdę - marne to schronienie:</text:p>
      <text:p text:style-name="Standard">Tylko koc, krzesło i świeca.</text:p>
      <text:p text:style-name="Standard"/>
      <text:p text:style-name="Standard">Mur rozrucony w polu:</text:p>
      <text:p text:style-name="Standard">Luźno leżą kamienie</text:p>
      <text:p text:style-name="Standard">Na łąkach ostu i kąkolu.</text:p>
      <text:p text:style-name="Standard"/>
      <text:p text:style-name="Standard">Mam już postanowienie:</text:p>
      <text:p text:style-name="Standard">Oddech i łyk alkoholu</text:p>
      <text:p text:style-name="Standard">Na domu odnowienie.</text:p>
      <text:p text:style-name="P4"/>
      <text:p text:style-name="P4">Lato 2011</text:p>
      <text:p text:style-name="P6">Jak w wyciągnięte ku Tobie ramiona</text:p>
      <text:p text:style-name="Standard">Wpadasz na letniej polanie,</text:p>
      <text:p text:style-name="Standard">Widziałem - Twoje spojrzenie na niej.</text:p>
      <text:p text:style-name="Standard">Przez ten widok me serce kona.</text:p>
      <text:p text:style-name="Standard"/>
      <text:p text:style-name="Standard">Jak w stronę lazuru przestworzy</text:p>
      <text:p text:style-name="Standard">Kierowałaś usta swoje,</text:p>
      <text:p text:style-name="Standard">A z jej złączone wargi Twoje</text:p>
      <text:p text:style-name="Standard">By niebo stworzyć.</text:p>
      <text:p text:style-name="Standard"/>
      <text:p text:style-name="Standard">Kiedy w płomiennym uniesieniu</text:p>
      <text:p text:style-name="Standard">Naturze uczyniłaś sprzeczność;</text:p>
      <text:p text:style-name="Standard">Zdradziłem siebie w tamtym spojrzeniu</text:p>
      <text:p text:style-name="Standard"/>
      <text:p text:style-name="Standard">Dałaś mi Twojej przyjaźni serdeczność.</text:p>
      <text:p text:style-name="Standard">Ja jednak odejdę w cieniu,</text:p>
      <text:p text:style-name="Standard">Wybiorę słuszną ostateczność.</text:p>
      <text:p text:style-name="Standard"/>
      <text:p text:style-name="P4">Lato 2011; fascynacja romantyzmem lesbijskim, zapewne efekt tego, że Ania Angie Grodzicka również lubowała się w kobietach;</text:p>
      <text:p text:style-name="P6">Serca razem rytmicznie bijące,</text:p>
      <text:p text:style-name="Standard">Krok chwiejny, wręcz szaleńczy,</text:p>
      <text:p text:style-name="Standard">Na mokrej trawie pod łukiem tęczy,</text:p>
      <text:p text:style-name="Standard">Piękności dwie tańczące.</text:p>
      <text:p text:style-name="Standard"/>
      <text:p text:style-name="Standard">Ruchy płynące i pełne wdzięku</text:p>
      <text:p text:style-name="Standard">Sylwetek się współukładających</text:p>
      <text:p text:style-name="Standard">W ciąg figur się niekończący</text:p>
      <text:p text:style-name="Standard">Przy grze ćwierkań szumu i jęków.</text:p>
      <text:p text:style-name="Standard"/>
      <text:p text:style-name="Standard">W żywiole współsplecenia</text:p>
      <text:p text:style-name="Standard">Tancerki igrają, natchnione</text:p>
      <text:p text:style-name="Standard">Przez żadzę uniesienia.</text:p>
      <text:p text:style-name="Standard"/>
      <text:p text:style-name="Standard">I w nimfy rozognione</text:p>
      <text:p text:style-name="Standard">Taniec ten zamienia</text:p>
      <text:p text:style-name="Standard">Dusze uwolnione.</text:p>
      <text:p text:style-name="Standard"/>
      <text:p text:style-name="P4">Lato 2011, jak poprzedni;</text:p>
      <text:p text:style-name="P6">w oddali wysoko nad drzewami</text:p>
      <text:p text:style-name="Standard">świeci lustrzana latarnia</text:p>
      <text:p text:style-name="Standard">co łuną swą ogarnia</text:p>
      <text:p text:style-name="Standard">odległość między nami</text:p>
      <text:p text:style-name="Standard"/>
      <text:p text:style-name="Standard">spoglądam z utesknieniem</text:p>
      <text:p text:style-name="Standard">na owe nocy zwierciadło</text:p>
      <text:p text:style-name="Standard">czasem zobaczę widziadło</text:p>
      <text:p text:style-name="Standard">uśmiech albo spojrzenie</text:p>
      <text:p text:style-name="Standard"/>
      <text:p text:style-name="Standard">być może to złudzenie</text:p>
      <text:p text:style-name="Standard">bo tęsknoty pali nas</text:p>
      <text:p text:style-name="Standard">pragnienie</text:p>
      <text:p text:style-name="Standard"/>
      <text:p text:style-name="Standard">lecz tarcza wzniesiona nad las</text:p>
      <text:p text:style-name="Standard">odbija jak słońca promienie</text:p>
      <text:p text:style-name="Standard">Twój blask</text:p>
      <text:p text:style-name="Standard"/>
      <text:p text:style-name="P4">Lato 2011; tęsknota; jeden z niewielu wierszy napisanych dla Angie, jeden jeszcze posiada ona w postaci jedynego rękopisu, prezent na trzeci miesiąc związku; nie był szczególnie dobry, jednak jest to znaczna część wspomnień;</text:p>
      <text:p text:style-name="P6">poezja? w moim przekonaniu</text:p>
      <text:p text:style-name="Standard">te puste wersy są nieaktualne</text:p>
      <text:p text:style-name="Standard">dziś wielbi się sztuki konceptualne</text:p>
      <text:p text:style-name="Standard">myśli lub kształty w oderwaniu</text:p>
      <text:p text:style-name="Standard"/>
      <text:p text:style-name="Standard">po co ci w sztuce sen lub wspomnienie</text:p>
      <text:p text:style-name="Standard">idea ciężka od formy nachalnej</text:p>
      <text:p text:style-name="Standard">nie łudź się – to nieopłacalne</text:p>
      <text:p text:style-name="Standard">z góry skazane na zapomnienie</text:p>
      <text:p text:style-name="Standard"/>
      <text:p text:style-name="Standard">w domu pewnego starszego pana</text:p>
      <text:p text:style-name="Standard">na półce obok pękających grzbietów</text:p>
      <text:p text:style-name="Standard">leży sterta kartek zabazgrana</text:p>
      <text:p text:style-name="Standard"/>
      <text:p text:style-name="Standard">na splugawionym kurhanie poetów</text:p>
      <text:p text:style-name="Standard">leży ocalone choć podeptana</text:p>
      <text:p text:style-name="Standard">ostatnia kopia mojego sonetu</text:p>
      <text:p text:style-name="Standard"/>
      <text:p text:style-name="P4">Lato 2011; sonetów było kilkanaście, wszystkie przechowywałem na starym laptopie, potem nastąpiła awaria, dlatego ostały się tylko te, które miałem napisane roboczo na telefonie lub w zeszytach</text:p>
      <text:p text:style-name="P8">Wygląd ludzi prawdziwie rozumnych </text:p>
      <text:p text:style-name="P5">Zwodniczych bestii obdarzonych głową</text:p>
      <text:p text:style-name="P5">Biegle władających oświeconą mową </text:p>
      <text:p text:style-name="P5">Jest wyglądem światłych, lepszych, dumnych </text:p>
      <text:p text:style-name="P5"/>
      <text:p text:style-name="P5">Jeśli zaś zajrzysz w głębie ciał uczonych </text:p>
      <text:p text:style-name="P5">Zobaczysz wszystko co ma zwykły człowiek </text:p>
      <text:p text:style-name="P5">Od kości przez mięśnie, jelita do powiek </text:p>
      <text:p text:style-name="P5">Korpus ciut zużyty, ale odżywiony </text:p>
      <text:p text:style-name="P5"/>
      <text:p text:style-name="P5">Geniusz nie ma anatomii, pozbawiony </text:p>
      <text:p text:style-name="P5">Natury ułomnej zwanej materialność </text:p>
      <text:p text:style-name="P5">Ukryty jest w każdym głęboko uśpiony </text:p>
      <text:p text:style-name="P5"/>
      <text:p text:style-name="P5">Myśl niesie ze sobą niezniszczalność </text:p>
      <text:p text:style-name="P5">Mimo to umierać może uczony </text:p>
      <text:p text:style-name="P5">Na zawał, obłęd serce lub moralność</text:p>
      <text:p text:style-name="P5"/>
      <text:p text:style-name="P4">8 września 2012r. Odkopany przez Pawła Przybysza; zastanawiam się, czy sonety nie powstały w 2012 roku</text:p>
      <text:p text:style-name="P20">Wybór</text:p>
      <text:p text:style-name="P14"/>
      <text:p text:style-name="P14">O ile pięknejszy byłby świat cały</text:p>
      <text:p text:style-name="P22">W kolorze lub chociaż w szarości</text:p>
      <text:p text:style-name="P22">Gdybyś miała inne możliwości</text:p>
      <text:p text:style-name="P22">Jak tylko czarny i biały</text:p>
      <text:p text:style-name="P22"/>
      <text:p text:style-name="P22">Gdybyś dla życia mogła wybrać</text:p>
      <text:p text:style-name="P22">Barwę w palecie trochę szerszej</text:p>
      <text:p text:style-name="P22">BY druga nie pokryła pierwszej</text:p>
      <text:p text:style-name="P22">I mogły one z sobą grać</text:p>
      <text:p text:style-name="P22"/>
      <text:p text:style-name="P22">Czarne litery Twojego pisma</text:p>
      <text:p text:style-name="P22">W białych kartkach notatnika</text:p>
      <text:p text:style-name="P22">Kolor zaklęty w Twoich listach</text:p>
      <text:p text:style-name="P22"/>
      <text:p text:style-name="P22">Wybranka Twego szczęście przenika</text:p>
      <text:p text:style-name="P22">Jemu piękno i biel Twoja czysta</text:p>
      <text:p text:style-name="P22">Dla mnie ciemność i szał romantyka</text:p>
      <text:p text:style-name="P16"/>
      <text:p text:style-name="P20">Sztuka</text:p>
      <text:p text:style-name="P13"/>
      <text:p text:style-name="P13">Wpatruj się w czystą kartkę papieru</text:p>
      <text:p text:style-name="P22">Naśladuj spokój błękitnej ściany</text:p>
      <text:p text:style-name="P22">Schowaj swą duszę i smutek zmiany</text:p>
      <text:p text:style-name="P22">W buteleczki od fab i lakieru</text:p>
      <text:p text:style-name="P22"/>
      <text:p text:style-name="P22">Napięte struny Twoimi ustami</text:p>
      <text:p text:style-name="P22">Pióro posłańcem, umysł obrazem</text:p>
      <text:p text:style-name="P22">Sen wytchnieniem rzadkim, nocą razem</text:p>
      <text:p text:style-name="P22">Z Twoim bólem zostaniecie sami</text:p>
      <text:p text:style-name="P22"/>
      <text:p text:style-name="P22">Uśmiechaj się do tłumu, Artysto</text:p>
      <text:p text:style-name="P22">W ciszy pieśń swą, albo sonet, pisz</text:p>
      <text:p text:style-name="P22">Załóż swoją maskę i przed ludem wystąp</text:p>
      <text:p text:style-name="P22"/>
      <text:p text:style-name="P22">Nie myśl, wtedy przeznaczenie ścierpisz</text:p>
      <text:p text:style-name="P22">Niech rozum Twój świeci wspomnień czystką</text:p>
      <text:p text:style-name="P22">I Ty nie będziesz wiedział, że cierpisz</text:p>
      <text:p text:style-name="P15"/>
      <text:p text:style-name="P20">Traktat o piersi</text:p>
      <text:p text:style-name="P13"/>
      <text:p text:style-name="P13">Dumna bądź Naturo ze swych darów</text:p>
      <text:p text:style-name="P22">Ze wspaniałego symbolu płodności</text:p>
      <text:p text:style-name="P22">Słodkich owoców dojrzałości</text:p>
      <text:p text:style-name="P22">Klejnotów pełnych młodości czaru</text:p>
      <text:p text:style-name="P22"/>
      <text:p text:style-name="P22">Kobiecości symbol i ornament</text:p>
      <text:p text:style-name="P22">Zwieńczenie ciała pełne urody</text:p>
      <text:p text:style-name="P22">Organ miłości, źródło niezgody</text:p>
      <text:p text:style-name="P22">Buduje życie, wprowadza zamęt</text:p>
      <text:p text:style-name="P22"/>
      <text:p text:style-name="P22">Piękna stygmaty w swej okazałości</text:p>
      <text:p text:style-name="P22">Dla nich tylko ciche uwielbienie</text:p>
      <text:p text:style-name="P22">W duchu szacunku, pasji, skromności</text:p>
      <text:p text:style-name="P22"/>
      <text:p text:style-name="P22">Najgorsze jest jednak to spaczenie</text:p>
      <text:p text:style-name="P22">Gdy mężczyzna z czczej lubieżności</text:p>
      <text:p text:style-name="P22">Posyła świętokradcze spojrzenie</text:p>
      <text:p text:style-name="P13"/>
      <text:p text:style-name="P16"/>
      <text:p text:style-name="P7">„Przyjaciołom” </text:p>
      <text:p text:style-name="P4"/>
      <text:p text:style-name="P5">Jak w lustrze bratnia dusza odbita</text:p>
      <text:p text:style-name="P5">Ta sama myśl, ten sam język</text:p>
      <text:p text:style-name="P5">Pasji wspólnej w sercach więzy</text:p>
      <text:p text:style-name="P5">Która rozrasta się i rozkwita</text:p>
      <text:p text:style-name="P5"/>
      <text:p text:style-name="P5">Przed zwierciadłem monitora </text:p>
      <text:p text:style-name="P5">Artysta czeka na swoje Odbicie</text:p>
      <text:p text:style-name="P5">Pragnie razem uchwycić życie</text:p>
      <text:p text:style-name="P5">Prowadzić sztukę po jednych torach.</text:p>
      <text:p text:style-name="P5"/>
      <text:p text:style-name="P5">Tak bardzo chciałby uciec z swego świata</text:p>
      <text:p text:style-name="P5">Przełamać mur zwierciadlany</text:p>
      <text:p text:style-name="P5">I w jednym życiu, jedną myślą latać</text:p>
      <text:p text:style-name="P5"/>
      <text:p text:style-name="P5">Jednak uczuciami siedzi skowany</text:p>
      <text:p text:style-name="P5">Które gromadził przez lata</text:p>
      <text:p text:style-name="P5">I nie wie, której Muzie być oddany</text:p>
      <text:p text:style-name="P4"/>
      <text:p text:style-name="P4">16 marca 2012 ಠ_ಠ</text:p>
      <text:p text:style-name="P6">II. Inne juwenilia z okresu liceum</text:p>
      <text:p text:style-name="Standard"><text:line-break/>Przy szumie liści wiatru i wody</text:p>
      <text:p text:style-name="Standard">Pójdziemy sami na dzikie przygody</text:p>
      <text:p text:style-name="Standard"/>
      <text:p text:style-name="P4">Lato 2011, a propos cyklu miłosnych wypraw z Angie po szkole na łąkę, na której rozkładało się kocyk i odpoczywało godzinami w cieple słońca, jedząc jedzenie z biedronki, uprawiając miłość i rozmawiając; definitywnie najlepszy okres związku<text:line-break/><text:line-break/>Zabawne będzie przechadzanie się po parku naukowo technologicznym, który ma powstać na tamtej łączce</text:p>
      <text:p text:style-name="P15"/>
      <text:p text:style-name="P7">Phenomenon/Lethargy</text:p>
      <text:p text:style-name="P4"/>
      <text:p text:style-name="P14">Through my eyes - ethereal mist</text:p>
      <text:p text:style-name="P22">Covering the reality</text:p>
      <text:p text:style-name="P22">Nothing really is</text:p>
      <text:p text:style-name="P22">My empty arms are waiting</text:p>
      <text:p text:style-name="P22"/>
      <text:p text:style-name="P22">In my eyes: smooth silhouette</text:p>
      <text:p text:style-name="P22">From distance I recognize her face</text:p>
      <text:p text:style-name="P22">Those eyes which shine I couldn't forget</text:p>
      <text:p text:style-name="P22">Smile for which I am meant to be</text:p>
      <text:p text:style-name="P22"/>
      <text:p text:style-name="P22">Oh, if I only could grasp her in my embrace</text:p>
      <text:p text:style-name="P22">It would be come-true of my sweetest dream</text:p>
      <text:p text:style-name="P22"/>
      <text:p text:style-name="P22">It's a vibrant state of self</text:p>
      <text:p text:style-name="P22">When you lay in the windy</text:p>
      <text:p text:style-name="P22">sweet cemetery of your bed</text:p>
      <text:p text:style-name="P22">Staring at the ceiling sky, dull void overhead</text:p>
      <text:p text:style-name="P22"/>
      <text:p text:style-name="P22">Her lovely warmth is my sway</text:p>
      <text:p text:style-name="P22">I want to listen to her breath</text:p>
      <text:p text:style-name="P22">She cannot just go away</text:p>
      <text:p text:style-name="P22">Cause solitude means death</text:p>
      <text:p text:style-name="P16"/>
      <text:p text:style-name="P19">***</text:p>
      <text:p text:style-name="P14"/>
      <text:p text:style-name="P14">It's so difficult</text:p>
      <text:p text:style-name="P22">To cure the wounds, to hide the scars, to kill the pain</text:p>
      <text:p text:style-name="P22">To make all those remembrances disappear</text:p>
      <text:p text:style-name="P22">To withstand torment of invisible <text:span text:style-name="T1">insane</text:span></text:p>
      <text:p text:style-name="P22">To live without fear</text:p>
      <text:p text:style-name="P22">But you have me</text:p>
      <text:p text:style-name="P22">And maybe I'm not as ideal as you think I am</text:p>
      <text:p text:style-name="P22">And often I fail</text:p>
      <text:p text:style-name="P22">I'm always <text:span text:style-name="T1">nearby</text:span> you</text:p>
      <text:p text:style-name="P22">Can you see?</text:p>
      <text:p text:style-name="P22">The sun appears from behind the clouds</text:p>
      <text:p text:style-name="P22">A fair symbol</text:p>
      <text:p text:style-name="P22">Of our love</text:p>
      <text:p text:style-name="P16"/>
      <text:p text:style-name="Standard"><text:span text:style-name="T2"/></text:p>
      <text:p text:style-name="P6">krocząc subtelną granicą</text:p>
      <text:p text:style-name="Standard">między światem a poezją</text:p>
      <text:p text:style-name="Standard">artystyczną synestezją</text:p>
      <text:p text:style-name="Standard">spotykam się z tajemnicą</text:p>
      <text:p text:style-name="Standard"/>
      <text:p text:style-name="P4">Okres nieznany, zapewne po cyklu sonetów</text:p>
      <text:p text:style-name="P6">pojawia się w świetle księżyca</text:p>
      <text:p text:style-name="Standard">i znika gdy przychodzi brzask</text:p>
      <text:p text:style-name="Standard">wabi mnie jej tajemnica</text:p>
      <text:p text:style-name="Standard">magia oczu urok gwiazd</text:p>
      <text:p text:style-name="Standard"/>
      <text:p text:style-name="P4">Okres nieznany, zapewne po cyklu sonetów</text:p>
      <text:p text:style-name="P19">***</text:p>
      <text:p text:style-name="P14"/>
      <text:p text:style-name="P14">Teraz, siedząc razem w tłumie</text:p>
      <text:p text:style-name="P22">Wędrujesz wzrokiem pustym po ścianach</text:p>
      <text:p text:style-name="P22">Myślisz zamyślona, jakby zaspana</text:p>
      <text:p text:style-name="P22">Zatopiona we wszechobecnym szumie</text:p>
      <text:p text:style-name="P22"/>
      <text:p text:style-name="P22">Siedzę naprzeciwko, odwrócony bokiem</text:p>
      <text:p text:style-name="P22">Śledzę Twoje oczy, ruchy małej głowy</text:p>
      <text:p text:style-name="P22">Po ciasnym pokoju, w którym brzmią rozmowy</text:p>
      <text:p text:style-name="P22">I czasami przejdzie ktoś pospiesznym krokiem</text:p>
      <text:p text:style-name="P22"/>
      <text:p text:style-name="P22">Siedząc w naszym tłumie nie mam na to siły</text:p>
      <text:p text:style-name="P22">By poruszyć podstawy, nowy wszechświat stwarzać</text:p>
      <text:p text:style-name="P22">W którym na nowo dusze się odkryły</text:p>
      <text:p text:style-name="P16"/>
      <text:p text:style-name="P7">Imprezja</text:p>
      <text:p text:style-name="Standard"/>
      <text:p text:style-name="Standard">Tak tanecznie w takt tupocząc</text:p>
      <text:p text:style-name="Standard">W kokieterii tak taktownie</text:p>
      <text:p text:style-name="Standard">Podskakuje w tan ochoczo</text:p>
      <text:p text:style-name="Standard">Tłum surdutów nieprzytomnie</text:p>
      <text:p text:style-name="Standard"/>
      <text:p text:style-name="Standard">Każdy oprocentowany</text:p>
      <text:p text:style-name="Standard">Na bezkarność bezwstydności</text:p>
      <text:p text:style-name="Standard">I bezrozum malowany</text:p>
      <text:p text:style-name="Standard">Różem moralnej wolności</text:p>
      <text:p text:style-name="Standard"/>
      <text:p text:style-name="Standard">Z kryształowych butli ciecze</text:p>
      <text:p text:style-name="Standard">Do kielichów strumieniami</text:p>
      <text:p text:style-name="Standard">Eliksir prawdy człowieczej</text:p>
      <text:p text:style-name="Standard">Towarzyskie głowy mami</text:p>
      <text:p text:style-name="Standard"/>
      <text:p text:style-name="Standard">W dionizyjskim trwając szale</text:p>
      <text:p text:style-name="Standard">Tańcząc na ciasnym parkiecie</text:p>
      <text:p text:style-name="Standard">Bawi się tłum doskonale</text:p>
      <text:p text:style-name="Standard">Najlepiej na całym świecie</text:p>
      <text:p text:style-name="Standard"/>
      <text:p text:style-name="Standard">Dochodzi do fizyczności</text:p>
      <text:p text:style-name="Standard">Z przypadkową Afrodytą</text:p>
      <text:p text:style-name="Standard">Buntownik rzeczywistości</text:p>
      <text:p text:style-name="Standard">Znajduje prawdę ukrytą</text:p>
      <text:p text:style-name="Standard"/>
      <text:p text:style-name="Standard">Nowe przyjacielskie więzy</text:p>
      <text:p text:style-name="Standard">Człowiek przypadkiem odkrywa</text:p>
      <text:p text:style-name="Standard">Wódka rozwiązuje język</text:p>
      <text:p text:style-name="Standard">Najcięższe okowy rozrywa</text:p>
      <text:p text:style-name="Standard"/>
      <text:p text:style-name="Standard">A gdy w pijańskim zapędzie</text:p>
      <text:p text:style-name="Standard"><text:soft-page-break/>Ogarnia nadmierna buta</text:p>
      <text:p text:style-name="Standard">I gdy kontroli ubędzie</text:p>
      <text:p text:style-name="Standard">Nadejdzie sroga pokuta</text:p>
      <text:p text:style-name="Standard"/>
      <text:p text:style-name="Standard">W mojej głowie zbudowana</text:p>
      <text:p text:style-name="Standard">Jest opinia niebezpieczna</text:p>
      <text:p text:style-name="Standard">Oto zorganizowana</text:p>
      <text:p text:style-name="Standard">Patologia społeczna</text:p>
      <text:p text:style-name="Standard"/>
      <text:p text:style-name="Standard">I choć może dla innych</text:p>
      <text:p text:style-name="Standard">Brzmi to jak herezja</text:p>
      <text:p text:style-name="Standard">Taka jest właśnie moja</text:p>
      <text:p text:style-name="Standard">Imprezja</text:p>
      <text:p text:style-name="Standard"/>
      <text:p text:style-name="P4">Zimowy wieczór po połowinkach, pierwsza rzeczywista popijawa z udziałem Pawła Tomasika – styczeń lub luty 2012. Angie wyglądała doskonale w sukience – zdjęcie jej wyrzuciła matka trochę po zerwaniu. Szkoda, jedno z jej najlepszych.</text:p>
      <text:p text:style-name="P8"><text:span text:style-name="T2">Wielkomiejskie Haiku</text:span><text:line-break/><text:line-break/>Potworny odór</text:p>
      <text:p text:style-name="P5">obrzeża miasta w lecie</text:p>
      <text:p text:style-name="P5">nad zgniła rzeką<text:line-break/><text:line-break/><text:span text:style-name="T2">Lato 2012, podczas kursów na prawo jazdy (niezdane sześciokrotnie), Grudziądz, Wisła, niedaleko centrum handlowego Alfa</text:span></text:p>
      <text:p text:style-name="P5"/>
      <text:p text:style-name="P7">Śmiercią naturalną</text:p>
      <text:p text:style-name="P5"/>
      <text:p text:style-name="P5">Nie wiem nawet, kiedy zaczęliśmy</text:p>
      <text:p text:style-name="P5">Chwytać dzień przez rękawiczki</text:p>
      <text:p text:style-name="P5">Sterylnie podawać dłoń na powitanie</text:p>
      <text:p text:style-name="P5">Nie wiem nawet, kiedy przestaliśmy</text:p>
      <text:p text:style-name="P5">Wierzyć w szczerość czy w oddanie</text:p>
      <text:p text:style-name="P5"/>
      <text:p text:style-name="P5">Nikt z nas się tego nie spodziewał</text:p>
      <text:p text:style-name="P5">Całe serce wkładaliśmy w idee</text:p>
      <text:p text:style-name="P5">Pragnęliśmy mieć choć trochę duszy</text:p>
      <text:p text:style-name="P5">A potem świat marzenia porozwiewał</text:p>
      <text:p text:style-name="P5">A potem pasję naszą wykruszył</text:p>
      <text:p text:style-name="P5"/>
      <text:p text:style-name="P5">I teraz, gdy mnie żywość opuściła</text:p>
      <text:p text:style-name="P5">Gdy nie mogę odnaleźć się w świecie</text:p>
      <text:p text:style-name="P5">Chcę by ta zasłona się rozdarła</text:p>
      <text:p text:style-name="P5">I teraz, żeby zza niej powróciła</text:p>
      <text:p text:style-name="P5">Poczciwość ludzka - podobno umarła</text:p>
      <text:p text:style-name="P5"/>
      <text:p text:style-name="P4">8 września 2012; wiersz odkopany z archiwów dzięki uprzejmości Pawła Przybysza</text:p>
      <text:p text:style-name="P8">Il n'y a des mots si brillants et bels</text:p>
      <text:p text:style-name="P5">Pour decrire comment tu es parfait</text:p>
      <text:p text:style-name="P5">Je donne a toi l'amour eternel</text:p>
      <text:p text:style-name="P5">Je veux etre avec toi a jamais</text:p>
      <text:p text:style-name="P5"/>
      <text:p text:style-name="P4">Bliżej niezidentyfikowany wierszyk miłosny po francusku, zapewne do Angie, ale Bóg jedyny wie, czy tak jest na pewno, lato 2012 to był dziwny okres</text:p>
      <text:p text:style-name="P8">Je sais qu'elle est la parole derniere</text:p>
      <text:p text:style-name="P5">Je sais que j'ai dis ces mots tres tard</text:p>
      <text:p text:style-name="P5">Je veux voir cette astrale lumiere</text:p>
      <text:p text:style-name="P5">Le feu du ciel a ton regard</text:p>
      <text:p text:style-name="P5"/>
      <text:p text:style-name="P4">Gdzieś w roku szkolnym 2012-2013, próby nauczenia się języka</text:p>
      <text:p text:style-name="P6">Nie było mnie wtedy w tamtym miejscu wcale</text:p>
      <text:p text:style-name="Standard">Jednak co się zdarzyło wiem doskonale</text:p>
      <text:p text:style-name="Standard">Znam fakty opinie i jeszcze więcej</text:p>
      <text:p text:style-name="Standard">A w głowie od myśli coraz goręcej</text:p>
      <text:p text:style-name="Standard">Najpierw ciekawość piekliła proroczo</text:p>
      <text:p text:style-name="Standard">Potem nie wierzyłem profetycznym oczom</text:p>
      <text:p text:style-name="Standard">Na końcu samotne ciche mantrowanie</text:p>
      <text:p text:style-name="Standard">Tego nie było tego nie było kochanie</text:p>
      <text:p text:style-name="Standard"/>
      <text:p text:style-name="P4">Okres nieznany.</text:p>
      <text:p text:style-name="P7">Hymn do Dekadencji</text:p>
      <text:p text:style-name="Standard"/>
      <text:p text:style-name="Standard">Dekadencjo, dziękuję Ci za wszystko.</text:p>
      <text:p text:style-name="Standard">Pokazujesz mi zakazane,</text:p>
      <text:p text:style-name="Standard">Nakazujesz w pełni być</text:p>
      <text:p text:style-name="Standard">I kazisz codzienność</text:p>
      <text:p text:style-name="Standard"/>
      <text:p text:style-name="Standard">Gdyby nie Ty, czym byłaby cnota?</text:p>
      <text:p text:style-name="Standard">Gdyby nie Ty, czymże byłby umiar?</text:p>
      <text:p text:style-name="Standard">Gdyby nie Ty, jakże miałbym wierzyć,</text:p>
      <text:p text:style-name="Standard">Że istnieją jeszcze jakieś ideały?</text:p>
      <text:p text:style-name="Standard"/>
      <text:p text:style-name="Standard">Dzięki Tobie, Dekadencjo, powstaje</text:p>
      <text:p text:style-name="Standard">Budowla z ruin dawnych mnie,</text:p>
      <text:p text:style-name="Standard">Nowsza, lepsza, bardziej wspaniała,</text:p>
      <text:p text:style-name="Standard">Z trudniejszych niż przedtem pytań.</text:p>
      <text:p text:style-name="Standard"/>
      <text:p text:style-name="P4">Okres nieznany, słuchałem wtedy "Every you and every me" Placebo. Strzelam, że gdzieś w kwietniu 2013.</text:p>
      <text:p text:style-name="P6">Gdyby nie ciężar dnia</text:p>
      <text:p text:style-name="Standard">Wzniósłbym się wysoko</text:p>
      <text:p text:style-name="Standard">I dotknął dłonią bezkresnej czerni</text:p>
      <text:p text:style-name="Standard">Profetycznie uniesiony</text:p>
      <text:p text:style-name="Standard"/>
      <text:p text:style-name="Standard">Kieruję oczy ku nieskończoności</text:p>
      <text:p text:style-name="Standard">Wyciągam do niej rękę i nie mogę sięgnąć</text:p>
      <text:p text:style-name="Standard">A Stwórca tylko błyska</text:p>
      <text:p text:style-name="Standard">Okiem spadajacej gwiazdy</text:p>
      <text:p text:style-name="Standard"/>
      <text:p text:style-name="P4">Nie pamiętam, prawdopodobnie wiosna 2013</text:p>
      <text:p text:style-name="P6">Wiersz przychodzi nocą</text:p>
      <text:p text:style-name="Standard">Magia słów w najczystszym znaczeniu</text:p>
      <text:p text:style-name="Standard">Objawia się niczym niezmącona</text:p>
      <text:p text:style-name="Standard"/>
      <text:p text:style-name="Standard">Tylko w świetle latarni</text:p>
      <text:p text:style-name="Standard">Tylko w ciszy pustych ulic</text:p>
      <text:p text:style-name="Standard">Możesz być sobą</text:p>
      <text:p text:style-name="Standard">Samemu</text:p>
      <text:p text:style-name="Standard"/>
      <text:p text:style-name="Standard">Po prostu</text:p>
      <text:p text:style-name="Standard"/>
      <text:p text:style-name="P4">Wiosna, okolice kwietnia 2013, plac zabaw przy bloku niedaleko Piastowskiej; okres rozdrarcia między fascynacją Adą Sumbar a zauroczeniem w Klaudii Milas (oba uczucia z resztą całkowicie bezsensowne). Zdaje się, że napisałem wtedy jeszcze jeden wiersz.</text:p>
      <text:p text:style-name="P9"><text:span text:style-name="T5">"The night is my beloved"</text:span><text:line-break/><text:line-break/><text:span text:style-name="T4">Quiet night, mystic night<text:line-break/>In a shaded room<text:line-break/>A dream with the black hair</text:span></text:p>
      <text:p text:style-name="P10">Silence of the twilight<text:span text:style-name="T3"><text:line-break/></text:span>Calm mind full of gloom<text:line-break/>Phantasmagoric fair<text:line-break/><text:line-break/>And I long for a gleam<text:line-break/>For a reflected light<text:line-break/>Of her most vivid dream<text:line-break/>In her farseer's sight</text:p>
      <text:p text:style-name="P10">Oh what a sweet idleness<text:line-break/>Jewel of pure art<text:line-break/>Perfect tranquility</text:p>
      <text:p text:style-name="P10">Admiring the darkness<text:line-break/>And laying charmed<text:span text:style-name="T3"><text:line-break/></text:span>I face the infinity</text:p>
      <text:p text:style-name="P10">And I'm yearning obsessed<text:line-break/>Brought into cadence<text:line-break/>Wishing to be blessed<text:line-break/>By her silent presence</text:p>
      <text:p text:style-name="P10">Oh is she for real or is she a fantasy<text:line-break/>Oh is she a dream or is she an idee fixe<text:line-break/>If she grant me a word of pure ecstasy<text:line-break/>I shall rapt into heaven and burn like a phoenix</text:p>
      <text:p text:style-name="P8">Astronauta to dobre słowo</text:p>
      <text:p text:style-name="P5">Pokazuje, że człowiek</text:p>
      <text:p text:style-name="P5">Zatopiony w morzu kosmosu</text:p>
      <text:p text:style-name="P5">Jak na malutkiej wyspie</text:p>
      <text:p text:style-name="P5">Czeka na statek</text:p>
      <text:p text:style-name="P5">Do lepszego świata<text:line-break/><text:line-break/><text:span text:style-name="T2">Kwiecień 2013; luźny koncept, z tego miał być wiersz</text:span></text:p>
      <text:p text:style-name="P6">III. Wiersze postlicealne i twórczość obecna (AD2013)</text:p>
      <text:p text:style-name="Standard"><text:line-break/><text:span text:style-name="T2">Wiersz pisany nocą</text:span></text:p>
      <text:p text:style-name="Standard"/>
      <text:p text:style-name="Standard">Kiedy już zaśniesz, ja będę czuwał</text:p>
      <text:p text:style-name="Standard">W aurze białawego światła nocnej lampki.</text:p>
      <text:p text:style-name="Standard">Będę czytał z sufitu jak z czystej kartki</text:p>
      <text:p text:style-name="Standard">Baśnie, na dobry sen,</text:p>
      <text:p text:style-name="Standard">Opowieści o dalekich krainach,</text:p>
      <text:p text:style-name="Standard">O szczęśliwych ludziach,</text:p>
      <text:p text:style-name="Standard">O rozsądnych władcach,</text:p>
      <text:p text:style-name="Standard">O prawdziwej, czystej miłości,</text:p>
      <text:p text:style-name="Standard">Opowieści o których śnimy, żeby były</text:p>
      <text:p text:style-name="Standard">Choć trochę, na chwilę, prawdziwe.</text:p>
      <text:p text:style-name="Standard">A Ty, usłyszysz mój namalowany świat</text:p>
      <text:p text:style-name="Standard">I się uśmiechniesz.</text:p>
      <text:p text:style-name="Standard"/>
      <text:p text:style-name="P4">Wyjazd na festiwal twórczość księdza Janusza Stanisława Pasierba. Recytowałes i byłem aktorem w widowisku słowno-muzycznym. Wygrałem 150zł i trzecie miejsce za recytację wiersza "Widzenie" i fragmentu prozy, której zakończenia zapomniałem. Pierwsza i jedyna recytacja, podczas której czułem się rzeczywiście natchniony – jakbym to nie ja recytował. Spaliśmy w szatni bez okien, stąd ta lampka – laptop, z którego grała muzyka.</text:p>
      <text:p text:style-name="P6">O co walczyć mamy my</text:p>
      <text:p text:style-name="Standard">Dzieci XXI wieku?</text:p>
      <text:p text:style-name="Standard"/>
      <text:p text:style-name="Standard">O dobrobyt?</text:p>
      <text:p text:style-name="Standard">Rodzice dają nam wszystko</text:p>
      <text:p text:style-name="Standard">Luksusy to kwestia kredytu</text:p>
      <text:p text:style-name="Standard">Pieniądz można dodrukować</text:p>
      <text:p text:style-name="Standard">I tak nie ma wartości</text:p>
      <text:p text:style-name="Standard"/>
      <text:p text:style-name="Standard">O porządek?</text:p>
      <text:p text:style-name="Standard">Pozycję można łatwo zdobyć</text:p>
      <text:p text:style-name="Standard">Stoczniowcy socjaliści i libertyni</text:p>
      <text:p text:style-name="Standard">Mają większy autorytet</text:p>
      <text:p text:style-name="Standard">Niż profesorowie, czy doktorzy</text:p>
      <text:p text:style-name="Standard"/>
      <text:p text:style-name="Standard">O wolność?</text:p>
      <text:p text:style-name="Standard">Państwo Polskie jest suwerenne</text:p>
      <text:p text:style-name="Standard">W opiekuńczych ramionach Unii</text:p>
      <text:p text:style-name="Standard">A nad nami czuwa Ameryka</text:p>
      <text:p text:style-name="Standard">Strażniczka demokracji</text:p>
      <text:p text:style-name="Standard"/>
      <text:p text:style-name="Standard">Dlaczego mamy walczyć o cokolwiek</text:p>
      <text:p text:style-name="Standard">Skoro nasze miski zawsze pełne</text:p>
      <text:p text:style-name="Standard">Nikomu się nie chce sięgać po zastawę</text:p>
      <text:p text:style-name="Standard"/>
      <text:p text:style-name="P4">Lato 2013, pierwszy wiersz w mojej czerwonej książeczce, zakładałem ją wtedy.</text:p>
      <text:p text:style-name="P6">Prawdziwą twierdzę można wznieść </text:p>
      <text:p text:style-name="Standard"><text:tab/><text:tab/><text:tab/>tylko na opoce</text:p>
      <text:p text:style-name="Standard">Kamienne mury są zimne</text:p>
      <text:p text:style-name="Standard">Lochy głuche i martwe</text:p>
      <text:p text:style-name="Standard">Baszty względnie bezpieczne</text:p>
      <text:p text:style-name="Standard"/>
      <text:p text:style-name="Standard">Jednak istnieje Architekt</text:p>
      <text:p text:style-name="Standard">Który buduje rajskie ogrody</text:p>
      <text:p text:style-name="Standard">Wystarczy że oddasz mu</text:p>
      <text:p text:style-name="Standard">Swoją Jedyną Skałę</text:p>
      <text:p text:style-name="Standard"/>
      <text:p text:style-name="P4">Lato 2013</text:p>
      <text:p text:style-name="P6">Kasety magnetofonowe.</text:p>
      <text:p text:style-name="Standard">Mówi się, że stanowią one próbę pokoleń,</text:p>
      <text:p text:style-name="Standard">I rzeczywiście, jest coś pradawnego</text:p>
      <text:p text:style-name="Standard">W nagraniach zebranych przez ojca,</text:p>
      <text:p text:style-name="Standard">Nie wspominając archaicznej technologii.</text:p>
      <text:p text:style-name="Standard"/>
      <text:p text:style-name="Standard">Kryją w sobie coś magicznego,</text:p>
      <text:p text:style-name="Standard">Jak C64 i stare wideo,</text:p>
      <text:p text:style-name="Standard">Wyrzucone na śmietnik wehikuły czasu,</text:p>
      <text:p text:style-name="Standard">Których tasiemka przewija się powoli</text:p>
      <text:p text:style-name="Standard">Z jednej szpulki na drugą</text:p>
      <text:p text:style-name="Standard">W starej wieży stereo.</text:p>
      <text:p text:style-name="Standard"/>
      <text:p text:style-name="P4">Lato 2013</text:p>
      <text:p text:style-name="P6">It's like dancing in the rain</text:p>
      <text:p text:style-name="Standard">It's like taking a late train</text:p>
      <text:p text:style-name="Standard">To nowhere – ain't it a wonderful dream?</text:p>
      <text:p text:style-name="Standard"/>
      <text:p text:style-name="Standard">It's like watching sky at night</text:p>
      <text:p text:style-name="Standard">It's like a breathtaking sight</text:p>
      <text:p text:style-name="Standard">Tell me – ain't it a wondetful dream?</text:p>
      <text:p text:style-name="Standard"/>
      <text:p text:style-name="Standard">When you're laying on my shoulder</text:p>
      <text:p text:style-name="Standard">When it gets a little colder</text:p>
      <text:p text:style-name="Standard">And in my gentle embrace</text:p>
      <text:p text:style-name="Standard">Shines your beauty, charm and grace</text:p>
      <text:p text:style-name="Standard"/>
      <text:p text:style-name="Standard">When we're so close to be 'us'</text:p>
      <text:p text:style-name="Standard">When you're speechless and I'm speechless</text:p>
      <text:p text:style-name="Standard">Let that moment last</text:p>
      <text:p text:style-name="Standard"/>
      <text:p text:style-name="Standard">Let it never pass</text:p>
      <text:p text:style-name="Standard"/>
      <text:p text:style-name="P4">Lato 2013; wiersz napisany pod wpływem Bredbeck i pewnego incydentu z Anią Jankowską (trudno nazwać to romansem, bliżej temu do straconej szansy), mianowicie chodzi o ostatnią noc; Yannick Schwarzkopf, mój towarzysz podczas wymiany, chciał ukraść pocałunek od Wiktorii Zalewskiej, wobec czego po wspólnie wypitym winie podczas spaceru zostawiłem ich samych; następnie pod wpływem chwili zaprosiłem Anię na spacer; oboje byliśmy lekko podpici; poszliśmy w ciemny zagajnik nad staw, siedzieliśmy na małym mostku wtuleni w siebie i rozmawialiśmy o romantycznych, w ujęciu literatury, a nie damsko-męskim, rzeczach; jedne z najcudowniejszych czterdziestu pięciu minut mojego życia, nie ukrywam, że chciałbym to powtórzyć, i być może będzie okazja</text:p>
      <text:p text:style-name="P7">Nulle Personne</text:p>
      <text:p text:style-name="Standard"/>
      <text:p text:style-name="Standard">Jak kubek gorącej czekolady</text:p>
      <text:p text:style-name="Standard">Ciepła, w jesienne popołudnie,</text:p>
      <text:p text:style-name="Standard">Pogodna w nieprzyjazny, deszczowy dzień.</text:p>
      <text:p text:style-name="Standard"/>
      <text:p text:style-name="Standard">Gdańskie niebo znowu jasne,</text:p>
      <text:p text:style-name="Standard">W środku nocy rozpalone.</text:p>
      <text:p text:style-name="Standard">Gwiazdy toną w szarym blasku</text:p>
      <text:p text:style-name="Standard"/>
      <text:p text:style-name="Standard">Otula mnie, jak miękki koc.</text:p>
      <text:p text:style-name="Standard">Razem z nią oglądamy,</text:p>
      <text:p text:style-name="Standard">Jak powoli rozpada się świat</text:p>
      <text:p text:style-name="Standard"/>
      <text:p text:style-name="P4">Październik 2013</text:p>
      <text:p text:style-name="P6">It's partially erotic</text:p>
      <text:p text:style-name="Standard">And it's surely erratic</text:p>
      <text:p text:style-name="Standard">To chase reveries that way</text:p>
      <text:p text:style-name="Standard"/>
      <text:p text:style-name="Standard">And there's something very eerie</text:p>
      <text:p text:style-name="Standard">In the eyes like those of faerie</text:p>
      <text:p text:style-name="Standard">Be afraid of them I may</text:p>
      <text:p text:style-name="Standard"/>
      <text:p text:style-name="Standard">Even if you look fantastic</text:p>
      <text:p text:style-name="Standard">You are rather phantasmatic</text:p>
      <text:p text:style-name="Standard">And certainly out of reach</text:p>
      <text:p text:style-name="Standard"/>
      <text:p text:style-name="Standard">Your beauty is mesmerising</text:p>
      <text:p text:style-name="Standard">But flees, when the sun is rising</text:p>
      <text:p text:style-name="Standard">For your colour it's a bleach</text:p>
      <text:p text:style-name="Standard"/>
      <text:p text:style-name="Standard">It's not simple as it seems</text:p>
      <text:p text:style-name="Standard">I have no doubt that you will</text:p>
      <text:p text:style-name="Standard">Grant me sweetest of the dreams</text:p>
      <text:p text:style-name="Standard">But I wish you left me still</text:p>
      <text:p text:style-name="Standard"/>
      <text:p text:style-name="Standard">As my conciousness' chairman</text:p>
      <text:p text:style-name="Standard">I abandon your kind gift</text:p>
      <text:p text:style-name="Standard">For it is – as would German</text:p>
      <text:p text:style-name="Standard">Call it – das toedlichste Gift</text:p>
      <text:p text:style-name="Standard"/>
      <text:p text:style-name="Standard">Hold your charm and hold your grace</text:p>
      <text:p text:style-name="Standard">Even if it's sweet delight</text:p>
      <text:p text:style-name="Standard">Leave in heart and mind no trace</text:p>
      <text:p text:style-name="Standard">Fade away into the night</text:p>
      <text:p text:style-name="Standard"/>
      <text:p text:style-name="Standard">Don't think I lost courtesy</text:p>
      <text:p text:style-name="Standard">Ever loved noone that deep</text:p>
      <text:p text:style-name="Standard"><text:soft-page-break/>But, for God's sake, have mercy</text:p>
      <text:p text:style-name="Standard">Go away, and LET ME SLEEP<text:line-break/><text:span text:style-name="T2"><text:line-break/>3:16; 23 XII 2013r. Gdańsk; koncept kobiety-zjawy pojawiał się u mnie od samego początku twórczości, a dopiero teraz znalazł wyraz w tym wierszu; mam nadzieję, że uda mi się napisać więcej dotyczących tej idei</text:span></text:p>
      <text:p text:style-name="P7">Zaufanie</text:p>
      <text:p text:style-name="Standard"/>
      <text:p text:style-name="Standard">Nie nawróci mnie Twoja świątynia,</text:p>
      <text:p text:style-name="Standard">Żadna złocona ikona.</text:p>
      <text:p text:style-name="Standard"/>
      <text:p text:style-name="Standard">Nie nawróci mnie droga krzyżowa,</text:p>
      <text:p text:style-name="Standard">Choć wiem, żeś cierpiał i konał.</text:p>
      <text:p text:style-name="Standard"/>
      <text:p text:style-name="Standard">Nie nawróci mnie zapach kadzidła,</text:p>
      <text:p text:style-name="Standard">Ani królewskie plemię.</text:p>
      <text:p text:style-name="Standard"/>
      <text:p text:style-name="Standard">Ale nawrócę się, kiedy się potknę</text:p>
      <text:p text:style-name="Standard">A nie upadnę na ziemię.</text:p>
      <text:p text:style-name="Standard"/>
      <text:p text:style-name="P4">Wigilia 2013, 1 w nocy, wanna</text:p>
      <text:p text:style-name="P4"/>
      <text:p text:style-name="P4">Chyba najdojrzalszy z moich wierszy</text:p>
      <text:p text:style-name="P6">Przejdźmy do meritum, Kochana.</text:p>
      <text:p text:style-name="Standard">Milczenie nie oznacza zgody,</text:p>
      <text:p text:style-name="Standard">I nie zawsze jest złotem.</text:p>
      <text:p text:style-name="Standard">Zło to, gdy cisza zagłusza wołanie.</text:p>
      <text:p text:style-name="Standard"/>
      <text:p text:style-name="Standard">To, że czasem noszę krzyż</text:p>
      <text:p text:style-name="Standard">Nie robi ze mnie zbawiciela,</text:p>
      <text:p text:style-name="Standard">Ale jak Judejczyk powtarzam:</text:p>
      <text:p text:style-name="Standard">"Kocham Cię"</text:p>
      <text:p text:style-name="Standard">Nie tylko Tobie, ale i każdemu.</text:p>
      <text:p text:style-name="Standard"/>
      <text:p text:style-name="Standard">A jednak blisko jest</text:p>
      <text:p text:style-name="Standard">Od agape</text:p>
      <text:p text:style-name="Standard">Do apage.</text:p>
      <text:p text:style-name="Standard"/>
      <text:p text:style-name="Standard">Proszę, niech się przedstawi</text:p>
      <text:p text:style-name="Standard">Zwodniczy błysk w Twoich oczach.</text:p>
      <text:p text:style-name="Standard">Jak ma na imię Twoja nienawiść,</text:p>
      <text:p text:style-name="Standard">Czy jaki inny to demon.</text:p>
      <text:p text:style-name="Standard"/>
      <text:p text:style-name="Standard">Pewien mądry ksiądz miał rację:</text:p>
      <text:p text:style-name="Standard">"W gruncie rzeczy, nienawiści nie ma".</text:p>
      <text:p text:style-name="Standard">I dlatego nie rozumiem.</text:p>
      <text:p text:style-name="Standard">I dlatego ubolewam.</text:p>
      <text:p text:style-name="Standard"/>
      <text:p text:style-name="P4">Przełom 2013 i 2014 roku; ubolewanie nad nieodzywającą się Pauliną Hercel – jak się okazało potem, to u niej całkiem normalne, jest osobą oszczędną w słowach i nie rozmawia, kiedy nie ma czasu – a czasu nie ma prawie nigdy<text:line-break/><text:line-break/>P.S. Dlaczego kobieta praktycznie idealna musiała okazać się lesbijką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99cm" style:type="center"/>
          <style:tab-stop style:position="12.8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ela1" style:family="table">
      <style:table-properties style:width="12.801cm" table:align="margins"/>
    </style:style>
    <style:style style:name="Tabela1.A" style:family="table-column">
      <style:table-column-properties style:column-width="11.642cm" style:rel-column-width="59601*"/>
    </style:style>
    <style:style style:name="Tabela1.B" style:family="table-column">
      <style:table-column-properties style:column-width="1.159cm" style:rel-column-width="5934*"/>
    </style:style>
    <style:style style:name="Tabela1.A1" style:family="table-cell">
      <style:table-cell-properties fo:padding="0cm" fo:border="none"/>
    </style:style>
    <style:style style:name="MP1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14.801cm" fo:page-height="21.001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Paweł Tomasik, Juwenilia</text:p>
            </table:table-cell>
            <table:table-cell table:style-name="Tabela1.A1" office:value-type="string">
              <text:p text:style-name="MP2"><text:page-number text:select-page="current">38</text:page-number></text:p>
            </table:table-cell>
          </table:table-row>
        </table:table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5M38S</meta:editing-duration>
    <meta:editing-cycles>18</meta:editing-cycles>
    <meta:generator>OpenOffice.org/3.4.1$Win32 OpenOffice.org_project/341m1$Build-9593</meta:generator>
    <dc:date>2015-01-29T19:40:05.09</dc:date>
    <meta:document-statistic meta:table-count="1" meta:image-count="0" meta:object-count="0" meta:page-count="38" meta:paragraph-count="481" meta:word-count="2841" meta:character-count="17568"/>
    <meta:user-defined meta:name="Info 1"/>
    <meta:user-defined meta:name="Info 2"/>
    <meta:user-defined meta:name="Info 3"/>
    <meta:user-defined meta:name="Info 4"/>
  </office:meta>
</office:document-meta>
</file>